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roject 2</text:p>
      <text:p text:style-name="P5">Sudoku</text:p>
      <text:p text:style-name="P5"/>
      <text:p text:style-name="P5"/>
      <text:p text:style-name="P5"/>
      <text:p text:style-name="P5"/>
      <text:p text:style-name="P5"/>
      <text:p text:style-name="P5"/>
      <text:p text:style-name="P5"/>
      <text:p text:style-name="P5"/>
      <text:p text:style-name="P5"/>
      <text:p text:style-name="P5"/>
      <text:p text:style-name="P2">CIS-17B </text:p>
      <text:p text:style-name="P2">Section 48597</text:p>
      <text:p text:style-name="P2">Michael Risher</text:p>
      <text:p text:style-name="P2">December 8, 2014</text:p>
      <text:p text:style-name="P18">I. Introduction:</text:p>
      <text:p text:style-name="P9"/>
      <text:p text:style-name="P13">Title: Sudoku</text:p>
      <text:p text:style-name="P13"/>
      <text:p text:style-name="P7">A Qt version of Sudoku, a logic game.</text:p>
      <text:p text:style-name="P7"/>
      <text:p text:style-name="P15"/>
      <text:p text:style-name="P6">II. Summary</text:p>
      <text:p text:style-name="P8"/>
      <text:p text:style-name="P7">Project lines of code: 2,278 ( 4,627 counting the ui files and styles )</text:p>
      <text:p text:style-name="P7"/>
      <text:p text:style-name="P16"><text:tab/>This program is the game of Sudoku a logic based game. Where the objective is to fill a nine by nine grid with numbers one through nine without having a duplicate in the columns, rows, and three by three squares. The game scores you based on how long it took you to beat the game in minutes.</text:p>
      <text:p text:style-name="P16"/>
      <text:p text:style-name="P16"><text:tab/>In overview the program was a bit of a pain to make due to lack of documentation of qt, most irritating was the lack of mysql functionality which nullifies the features severely. I do however enjoy the io functions such as Qsettings which I use in place of mysql. </text:p>
      <text:p text:style-name="P16"/>
      <text:p text:style-name="P6">III. Instructions</text:p>
      <text:p text:style-name="P8"/>
      <text:p text:style-name="P16"><text:tab/>This game has a server included that needs to be run it is located in Project2Server. <text:s/>The server is required for the score listing once the game has been won. <text:s/>To start the game run it, it will bring you to a homescreen where you can change the difficulty dropdown to the level you want. I recommend using debug difficulty as it only has one empty slot to fill in so you can win very fast. <text:s/>Once in the game you may save the game and exit the program or return to the homescreen. The homescreen will allow you to load existing game but once in the game you may not load a different game on the fly you must load only from the homescreen. <text:s/>Upon victory in the game a dialog will present it self and give you your time and ask you to save, which unfortunately requires a database to work so it does not save your score. After closing the score screen you will have the option to start a new game, choosing yes will open the new game dialog, and no will simply close the dialogs.</text:p>
      <text:p text:style-name="P16"/>
      <text:p text:style-name="P16"/>
      <text:p text:style-name="P16"/>
      <text:p text:style-name="P16"/>
      <text:p text:style-name="P16"/>
      <text:p text:style-name="P16"/>
      <text:p text:style-name="P16"/>
      <text:p text:style-name="P16"/>
      <text:p text:style-name="P16"/>
      <text:p text:style-name="P10"><text:soft-page-break/>IV Pseudocode:</text:p>
      <text:p text:style-name="P10"/>
      <text:p text:style-name="P14">start</text:p>
      <text:p text:style-name="P14">display mainscreen</text:p>
      <text:p text:style-name="P14"><text:tab/>wait for user input</text:p>
      <text:p text:style-name="P14"><text:tab/><text:tab/>play game use the dropdown near the new game button to set the difficulty</text:p>
      <text:p text:style-name="P14"><text:tab/><text:tab/><text:tab/>open the gamewindow</text:p>
      <text:p text:style-name="P14"><text:tab/><text:tab/><text:tab/>connect the menus</text:p>
      <text:p text:style-name="P14"><text:tab/><text:tab/><text:tab/>fill the gameboard and mask with 0's</text:p>
      <text:p text:style-name="P14"><text:tab/><text:tab/><text:tab/>connect all the lineedits and input masks to only allow numbers</text:p>
      <text:p text:style-name="P14"><text:tab/><text:tab/><text:tab/>start game timer</text:p>
      <text:p text:style-name="P14"><text:tab/><text:tab/><text:tab/>shuffle the gameboard</text:p>
      <text:p text:style-name="P14"><text:tab/><text:tab/><text:tab/>show numbers based on difficulty</text:p>
      <text:p text:style-name="P14"><text:tab/><text:tab/><text:tab/>check not unsolvable ( meaning must be only one solution )</text:p>
      <text:p text:style-name="P14"><text:tab/><text:tab/><text:tab/>let player play</text:p>
      <text:p text:style-name="P14"><text:tab/><text:tab/><text:tab/>on lineedit blur check if won</text:p>
      <text:p text:style-name="P14"><text:tab/><text:tab/><text:tab/><text:tab/>if won display time played </text:p>
      <text:p text:style-name="P14"><text:tab/><text:tab/><text:tab/><text:tab/>display the score screen of “other” players</text:p>
      <text:p text:style-name="P14"><text:tab/><text:tab/><text:tab/><text:tab/>option for new game</text:p>
      <text:p text:style-name="P14"><text:tab/><text:tab/><text:tab/><text:tab/>else continue on normally</text:p>
      <text:p text:style-name="P14"><text:tab/><text:tab/>load game</text:p>
      <text:p text:style-name="P14"><text:tab/><text:tab/><text:tab/>check if save exists</text:p>
      <text:p text:style-name="P14"><text:tab/><text:tab/><text:tab/>connect the menus</text:p>
      <text:p text:style-name="P14"><text:tab/><text:tab/><text:tab/>connect all the lineedits and input masks to only allow numbers</text:p>
      <text:p text:style-name="P14"><text:tab/><text:tab/><text:tab/>open settings file</text:p>
      <text:p text:style-name="P14"><text:tab/><text:tab/><text:tab/><text:tab/>read the settings into map</text:p>
      <text:p text:style-name="P14"><text:tab/><text:tab/><text:tab/>load the mask, board, time, level from file</text:p>
      <text:p text:style-name="P14"><text:tab/><text:tab/><text:tab/>set the mask, board, level and time offset</text:p>
      <text:p text:style-name="P14"><text:tab/><text:tab/><text:tab/>start timer</text:p>
      <text:p text:style-name="P14"><text:tab/><text:tab/><text:tab/>let player play</text:p>
      <text:p text:style-name="P14"><text:tab/><text:tab/><text:tab/>on lineedit blur check if won</text:p>
      <text:p text:style-name="P14"><text:tab/><text:tab/><text:tab/><text:tab/>if won display time played </text:p>
      <text:p text:style-name="P14"><text:tab/><text:tab/><text:tab/><text:tab/>display the score screen of “other” players</text:p>
      <text:p text:style-name="P14"><text:tab/><text:tab/><text:tab/><text:tab/>option for new game</text:p>
      <text:p text:style-name="P14"><text:tab/><text:tab/><text:tab/><text:tab/>else continue on normally</text:p>
      <text:p text:style-name="P14"><text:tab/><text:tab/>help</text:p>
      <text:p text:style-name="P14"><text:tab/><text:tab/><text:tab/>display help dialog with instructions on how to play Sudoku</text:p>
      <text:p text:style-name="P14"><text:tab/><text:tab/>save</text:p>
      <text:p text:style-name="P14"><text:tab/><text:tab/><text:tab/>check if save file exists</text:p>
      <text:p text:style-name="P14"><text:tab/><text:tab/><text:tab/><text:tab/>no make it</text:p>
      <text:p text:style-name="P14"><text:soft-page-break/><text:tab/><text:tab/><text:tab/>write mask, board, time, and level to file</text:p>
      <text:p text:style-name="P14"><text:tab/><text:tab/><text:tab/>can continue like normal unless save &amp; exit used</text:p>
      <text:p text:style-name="P17"/>
      <text:p text:style-name="P19">IV. Notes:</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7B #48597<text:tab/><text:page-number text:select-page="current">5</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10:59:08.62</meta:creation-date>
    <dc:date>2014-12-11T23:44:51.42</dc:date>
    <meta:editing-duration>PT6H49M44S</meta:editing-duration>
    <meta:editing-cycles>22</meta:editing-cycles>
    <meta:generator>OpenOffice/4.0.1$Win32 OpenOffice.org_project/401m5$Build-9714</meta:generator>
    <dc:creator>Michael Risher</dc:creator>
    <meta:document-statistic meta:table-count="0" meta:image-count="0" meta:object-count="0" meta:page-count="5" meta:paragraph-count="58" meta:word-count="553" meta:character-count="3065"/>
  </office:meta>
</office:document-meta>
</file>